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Footnote">
      <style:text-properties officeooo:rsid="04ba495b" officeooo:paragraph-rsid="04ba495b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0e5b6" style:font-style-asian="normal" style:font-style-complex="normal"/>
    </style:style>
    <style:style style:name="T78" style:family="text">
      <style:text-properties fo:font-style="normal" officeooo:rsid="02a109f1" style:font-style-asian="normal" style:font-style-complex="normal"/>
    </style:style>
    <style:style style:name="T79" style:family="text">
      <style:text-properties fo:font-style="normal" officeooo:rsid="02a118ac" style:font-style-asian="normal" style:font-style-complex="normal"/>
    </style:style>
    <style:style style:name="T80" style:family="text">
      <style:text-properties fo:font-style="normal" officeooo:rsid="02a1de2a" style:font-style-asian="normal" style:font-style-complex="normal"/>
    </style:style>
    <style:style style:name="T81" style:family="text">
      <style:text-properties fo:font-style="normal" officeooo:rsid="02a4c42a" style:font-style-asian="normal" style:font-style-complex="normal"/>
    </style:style>
    <style:style style:name="T82" style:family="text">
      <style:text-properties officeooo:rsid="000a14f6"/>
    </style:style>
    <style:style style:name="T83" style:family="text">
      <style:text-properties officeooo:rsid="005714b7"/>
    </style:style>
    <style:style style:name="T84" style:family="text">
      <style:text-properties officeooo:rsid="00880dbe"/>
    </style:style>
    <style:style style:name="T85" style:family="text">
      <style:text-properties officeooo:rsid="007c6d62"/>
    </style:style>
    <style:style style:name="T86" style:family="text">
      <style:text-properties officeooo:rsid="01c4f176"/>
    </style:style>
    <style:style style:name="T87" style:family="text">
      <style:text-properties officeooo:rsid="03b4652d"/>
    </style:style>
    <style:style style:name="T88" style:family="text">
      <style:text-properties officeooo:rsid="04b50477"/>
    </style:style>
    <style:style style:name="T89" style:family="text">
      <style:text-properties officeooo:rsid="0473a949"/>
    </style:style>
    <style:style style:name="T90" style:family="text">
      <style:text-properties officeooo:rsid="0387836c"/>
    </style:style>
    <style:style style:name="T91" style:family="text">
      <style:text-properties officeooo:rsid="0003a8b9"/>
    </style:style>
    <style:style style:name="T92" style:family="text">
      <style:text-properties officeooo:rsid="01dff054"/>
    </style:style>
    <style:style style:name="T93" style:family="text">
      <style:text-properties officeooo:rsid="023c6ef8"/>
    </style:style>
    <style:style style:name="T94" style:family="text">
      <style:text-properties officeooo:rsid="023d2c84"/>
    </style:style>
    <style:style style:name="T95" style:family="text">
      <style:text-properties officeooo:rsid="023d86f1"/>
    </style:style>
    <style:style style:name="T96" style:family="text">
      <style:text-properties officeooo:rsid="023e4245"/>
    </style:style>
    <style:style style:name="T97" style:family="text">
      <style:text-properties style:font-name="EB Garamond 12 All SC"/>
    </style:style>
    <style:style style:name="T98" style:family="text">
      <style:text-properties style:font-name="EB Garamond 12 All SC" officeooo:rsid="055cbe0b"/>
    </style:style>
    <style:style style:name="T99" style:family="text">
      <style:text-properties officeooo:rsid="024586dc"/>
    </style:style>
    <style:style style:name="T100" style:family="text">
      <style:text-properties officeooo:rsid="02401e75"/>
    </style:style>
    <style:style style:name="T101" style:family="text">
      <style:text-properties officeooo:rsid="0245bf04"/>
    </style:style>
    <style:style style:name="T102" style:family="text">
      <style:text-properties officeooo:rsid="02466572"/>
    </style:style>
    <style:style style:name="T103" style:family="text">
      <style:text-properties officeooo:rsid="024700b6"/>
    </style:style>
    <style:style style:name="T104" style:family="text">
      <style:text-properties officeooo:rsid="024a2d97"/>
    </style:style>
    <style:style style:name="T105" style:family="text">
      <style:text-properties officeooo:rsid="024d1a04"/>
    </style:style>
    <style:style style:name="T106" style:family="text">
      <style:text-properties officeooo:rsid="024d6712"/>
    </style:style>
    <style:style style:name="T107" style:family="text">
      <style:text-properties officeooo:rsid="024dd5a4"/>
    </style:style>
    <style:style style:name="T108" style:family="text">
      <style:text-properties officeooo:rsid="02514054"/>
    </style:style>
    <style:style style:name="T109" style:family="text">
      <style:text-properties officeooo:rsid="0252e546"/>
    </style:style>
    <style:style style:name="T110" style:family="text">
      <style:text-properties officeooo:rsid="0253b40f"/>
    </style:style>
    <style:style style:name="T111" style:family="text">
      <style:text-properties officeooo:rsid="02587135"/>
    </style:style>
    <style:style style:name="T112" style:family="text">
      <style:text-properties officeooo:rsid="02566ff5"/>
    </style:style>
    <style:style style:name="T113" style:family="text">
      <style:text-properties officeooo:rsid="025ac7b9"/>
    </style:style>
    <style:style style:name="T114" style:family="text">
      <style:text-properties officeooo:rsid="025eb8fe"/>
    </style:style>
    <style:style style:name="T115" style:family="text">
      <style:text-properties officeooo:rsid="025ed6cf"/>
    </style:style>
    <style:style style:name="T116" style:family="text">
      <style:text-properties officeooo:rsid="025f2152"/>
    </style:style>
    <style:style style:name="T117" style:family="text">
      <style:text-properties officeooo:rsid="0260d016"/>
    </style:style>
    <style:style style:name="T118" style:family="text">
      <style:text-properties officeooo:rsid="02628e6a"/>
    </style:style>
    <style:style style:name="T119" style:family="text">
      <style:text-properties officeooo:rsid="026315e0"/>
    </style:style>
    <style:style style:name="T120" style:family="text">
      <style:text-properties officeooo:rsid="02662f79"/>
    </style:style>
    <style:style style:name="T121" style:family="text">
      <style:text-properties officeooo:rsid="02666dfa"/>
    </style:style>
    <style:style style:name="T122" style:family="text">
      <style:text-properties officeooo:rsid="02696437"/>
    </style:style>
    <style:style style:name="T123" style:family="text">
      <style:text-properties officeooo:rsid="026d186b"/>
    </style:style>
    <style:style style:name="T124" style:family="text">
      <style:text-properties officeooo:rsid="026f9756"/>
    </style:style>
    <style:style style:name="T125" style:family="text">
      <style:text-properties officeooo:rsid="0270f581"/>
    </style:style>
    <style:style style:name="T126" style:family="text">
      <style:text-properties officeooo:rsid="0273708b"/>
    </style:style>
    <style:style style:name="T127" style:family="text">
      <style:text-properties officeooo:rsid="02785990"/>
    </style:style>
    <style:style style:name="T128" style:family="text">
      <style:text-properties officeooo:rsid="027a1a23"/>
    </style:style>
    <style:style style:name="T129" style:family="text">
      <style:text-properties officeooo:rsid="027bd518"/>
    </style:style>
    <style:style style:name="T130" style:family="text">
      <style:text-properties officeooo:rsid="027be5f8"/>
    </style:style>
    <style:style style:name="T131" style:family="text">
      <style:text-properties officeooo:rsid="027c920e"/>
    </style:style>
    <style:style style:name="T132" style:family="text">
      <style:text-properties officeooo:rsid="027da0df"/>
    </style:style>
    <style:style style:name="T133" style:family="text">
      <style:text-properties officeooo:rsid="02824bd7"/>
    </style:style>
    <style:style style:name="T134" style:family="text">
      <style:text-properties officeooo:rsid="0282ffed"/>
    </style:style>
    <style:style style:name="T135" style:family="text">
      <style:text-properties officeooo:rsid="02840ccf"/>
    </style:style>
    <style:style style:name="T136" style:family="text">
      <style:text-properties officeooo:rsid="02858ce8"/>
    </style:style>
    <style:style style:name="T137" style:family="text">
      <style:text-properties officeooo:rsid="028c452f"/>
    </style:style>
    <style:style style:name="T138" style:family="text">
      <style:text-properties officeooo:rsid="028d08d3"/>
    </style:style>
    <style:style style:name="T139" style:family="text">
      <style:text-properties officeooo:rsid="028f8279"/>
    </style:style>
    <style:style style:name="T140" style:family="text">
      <style:text-properties officeooo:rsid="0298990a"/>
    </style:style>
    <style:style style:name="T141" style:family="text">
      <style:text-properties officeooo:rsid="029979b5"/>
    </style:style>
    <style:style style:name="T142" style:family="text">
      <style:text-properties officeooo:rsid="029c99a3"/>
    </style:style>
    <style:style style:name="T143" style:family="text">
      <style:text-properties officeooo:rsid="029e174c"/>
    </style:style>
    <style:style style:name="T144" style:family="text">
      <style:text-properties officeooo:rsid="02a02975"/>
    </style:style>
    <style:style style:name="T145" style:family="text">
      <style:text-properties officeooo:rsid="02a1de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86">Esser-</text:span>Skala, 201<text:span text:style-name="T86">9</text:span></text:p>
      <text:p text:style-name="P18"/>
      <text:p text:style-name="P18"/>
      <text:p text:style-name="P11">© 201<text:span text:style-name="T86">9</text:span> by Wolfgang <text:span text:style-name="T86">Esser-</text:span>Skala. This edition is licensed under the Creative Commons Attribution<text:span text:style-name="T84">-NonCommercial-ShareAlike</text:span> 4.0 International License. To view a copy of this license, visit http://creativecommons.org/licenses/by<text:span text:style-name="T85">-nc-sa</text:span>/4.0/. </text:p>
      <text:p text:style-name="P10"/>
      <text:p text:style-name="P12">Music engraving by LilyPond 2.18.0 (http://www.lilypond.org).<text:span text:style-name="T83"><text:line-break/>Front matter</text:span> typeset with EB Garamond (http://www.georgduffner.at/ebgaramond).</text:p>
      <text:p text:style-name="P18"/>
      <text:p text:style-name="P9">First <text:span text:style-name="T86">version</text:span>, <text:span text:style-name="T94">December</text:span> 201<text:span text:style-name="T86">9</text:span></text:p>
      <text:p text:style-name="P23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3">https://digital.staatsbibliothek-berlin.de/werkansicht/?PPN=PPN72904369X<text:line-break/><text:tab/></text:span>(siglum<text:span text:style-name="T89"> </text:span>Mus.<text:span text:style-name="T93">ms. 18711/1</text:span>)</text:p>
      <text:p text:style-name="P3"/>
      <text:p text:style-name="P2">In general, this edition closely follows the <text:span text:style-name="T90">manuscript</text:span>. Any changes <text:span text:style-name="T8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), but not in the remaining movements (1.3, 1.5, 1.7, 2.3 to 2.5, 2.7, 3.2<text:span text:style-name="T141">, 3.4</text:span>)<text:span text:style-name="T140">. The latter bass figures were added by the editor.</text:span></text:p>
      <text:p text:style-name="P21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5">Abbreviations: Ms, manuscript;<text:span text:style-name="T93"> </text:span>org, organ; <text:span text:style-name="T92">r, rest; </text:span>vl, violin<text:span text:style-name="T92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87">Esser-</text:span>Skala</text:p>
      <text:p text:style-name="P24"><text:line-break/>C O N T E N T S</text:p>
      <text:p text:style-name="P20"/>
      <text:p text:style-name="P16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6"/>
      <text:p text:style-name="P16"/>
      <text:p text:style-name="P16"/>
      <text:p text:style-name="P22">p e r s o n e n <text:s text:c="2"/>d e s <text:s text:c="2"/>s t ü c k s <text:s text:c="2"/>s i n d :</text:p>
      <text:p text:style-name="P16"/>
      <text:p text:style-name="P17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7"/>
      <text:p text:style-name="P17"/>
      <text:p text:style-name="P15"><text:span text:style-name="T98">e</text:span><text:span text:style-name="T97"> r s t e r <text:s text:c="2"/>T H e i l</text:span></text:p>
      <text:p text:style-name="P13"/>
      <text:p text:style-name="P14">Act: 1<text:span text:style-name="T113">.</text:span></text:p>
      <text:p text:style-name="P13"/>
      <text:p text:style-name="P26">1<text:span text:style-name="T96">.1</text:span><text:tab/>Choral: Der Du voll Blut und Wunden<text:tab/>1<text:line-break/><text:line-break/><text:span text:style-name="T9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6"/>
      <text:p text:style-name="P26"/>
      <text:p text:style-name="P27"><text:span text:style-name="T100">1.2<text:tab/>Recitativ: Wohin eilt ganz Juda ſo früh?<text:tab/>1</text:span><text:span text:style-name="T17"><text:line-break/><text:line-break/></text:span><text:span text:style-name="T9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1">Blind-</text:span><text:span text:style-name="T18"><text:tab/>Weißeſt du nicht die Geſchichte dieſer Nacht?<text:line-break/></text:span><text:span text:style-name="T10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7"/>
      <text:p text:style-name="P27"/>
      <text:p text:style-name="P28"><text:span text:style-name="T103">1</text:span>.3<text:span text:style-name="T111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8"/>
      <text:p text:style-name="P28"/>
      <text:p text:style-name="P29">1.4<text:span text:style-name="T111"><text:tab/></text:span>Recitativ: Und darum verklagten ihn<text:span text:style-name="T105"> die Väter</text:span>?<text:tab/>1<text:span text:style-name="T21"><text:line-break/><text:line-break/></text:span><text:span text:style-name="T104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06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07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07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08">Judas</text:span><text:span text:style-name="T25"><text:tab/>Ha! Er leidet– weil ich ihn verrieth.</text:span></text:p>
      <text:p text:style-name="P29"/>
      <text:p text:style-name="P29"/>
      <text:p text:style-name="P31"><text:span text:style-name="T108">1.5<text:tab/>Aria: Wer faßt die Zahl<text:tab/>1</text:span><text:span text:style-name="T26"><text:line-break/><text:line-break/></text:span><text:span text:style-name="T109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0"/>
      <text:p text:style-name="P30"/>
      <text:p text:style-name="P32"><text:span text:style-name="T110">1</text:span>.6<text:span text:style-name="T111"><text:tab/></text:span>Recitativ:<text:span text:style-name="T11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2"/>
      <text:p text:style-name="P32"/>
      <text:p text:style-name="P33"><text:span text:style-name="T112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9"/>
      <text:p text:style-name="P49"/>
      <text:p text:style-name="P51">❦</text:p>
      <text:p text:style-name="P34"/>
      <text:p text:style-name="P34"/>
      <text:p text:style-name="P53">Act: 2.</text:p>
      <text:p text:style-name="P34"/>
      <text:p text:style-name="P35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14">Fremdling</text:span><text:span text:style-name="T32"><text:tab/>Alles Volk iſt in Bewegung.</text:span><text:span text:style-name="T33"><text:line-break/><text:line-break/><text:line-break/></text:span><text:soft-page-break/><text:span text:style-name="T115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16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17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18">Pilatus</text:span><text:span text:style-name="T37"><text:tab/>Redet! wen ſoll ich euch geben?<text:line-break/><text:tab/>Jeſus oder Barrabas?</text:span><text:span text:style-name="T38"><text:line-break/><text:line-break/></text:span><text:span text:style-name="T119">Chor des Volks</text:span><text:span text:style-name="T38"><text:tab/>Barrabas, Barrabas!<text:line-break/><text:line-break/></text:span><text:span text:style-name="T119">Pilatus</text:span><text:span text:style-name="T38"><text:tab/>Was mach ich mit dieſem Jeſu?</text:span></text:p>
      <text:p text:style-name="P35"/>
      <text:p text:style-name="P35"/>
      <text:p text:style-name="P38">2.2<text:tab/>Chor: Kreutzigen laß ihn<text:tab/>1<text:line-break/><text:line-break/>Chor d<text:span text:style-name="T120">es</text:span> Volks<text:span text:style-name="T6"><text:tab/>Kreutzigen laß ihn</text:span><text:span text:style-name="T41">.</text:span><text:span text:style-name="T40"><text:line-break/><text:line-break/></text:span><text:span text:style-name="T120">Pilatus</text:span><text:span text:style-name="T40"><text:tab/>Er iſt nicht des Todes ſchuldig!<text:line-break/><text:line-break/></text:span>Chor d<text:span text:style-name="T120">es</text:span> Volks<text:span text:style-name="T6"><text:tab/>Kreutzigen laß ihn</text:span><text:span text:style-name="T41">.</text:span></text:p>
      <text:p text:style-name="P38"/>
      <text:p text:style-name="P38"/>
      <text:p text:style-name="P39"><text:span text:style-name="T121">2</text:span>.3<text:tab/>Aria<text:span text:style-name="T122">, Chor</text:span>: <text:span text:style-name="T123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22">Chor des Volks</text:span><text:span text:style-name="T43"><text:tab/>Über uns komme ſein Blut<text:line-break/><text:tab/>und über unſre Kinder.</text:span></text:p>
      <text:p text:style-name="P55">2.4<text:span text:style-name="T12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0"/>
      <text:p text:style-name="P40"/>
      <text:p text:style-name="P41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24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1"/>
      <text:p text:style-name="P41"/>
      <text:p text:style-name="P42"><text:span text:style-name="T12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6">Fremdling</text:span><text:span text:style-name="T47"><text:tab/>Wo iſt Jeſus?<text:line-break/><text:line-break/></text:span><text:span text:style-name="T126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2"/>
      <text:p text:style-name="P42"/>
      <text:p text:style-name="P43"><text:span text:style-name="T126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27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28">Blindgeb.</text:span><text:span text:style-name="T51"><text:tab/>Jhr, die ihr keinen Frevel ſcheuet,</text:span><text:span text:style-name="T52"><text:line-break/><text:line-break/></text:span><text:span text:style-name="T129">Fremdling</text:span><text:span text:style-name="T52"><text:tab/>ihr, die ihr euch des Frevels freuet,</text:span><text:span text:style-name="T53"><text:line-break/><text:line-break/></text:span><text:soft-page-break/><text:span text:style-name="T130">beide</text:span><text:span text:style-name="T53"><text:tab/>ihr wißt nicht, wen ihr ſchmäht.</text:span><text:span text:style-name="T54"><text:line-break/><text:line-break/></text:span><text:span text:style-name="T131">Blindgeb.</text:span><text:span text:style-name="T54"><text:tab/>Jhn rächet einſt der Gott der Götter.<text:line-break/><text:line-break/></text:span><text:span text:style-name="T131">Fremdling</text:span><text:span text:style-name="T54"><text:tab/>Er rufet einſt in einem Wetter:</text:span><text:span text:style-name="T55"><text:line-break/><text:line-break/></text:span><text:span text:style-name="T132">beide</text:span><text:span text:style-name="T55"><text:tab/>Wo iſt, o Juda, dein Prophet?</text:span></text:p>
      <text:p text:style-name="P43"/>
      <text:p text:style-name="P43"/>
      <text:p text:style-name="P44"><text:span text:style-name="T132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33">Chor der</text:span><text:span text:style-name="T60"><text:tab/>Kreutzige ihn</text:span><text:span text:style-name="T61">,</text:span><text:span text:style-name="T60"><text:line-break/></text:span><text:span text:style-name="T133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34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35">Chor der</text:span><text:span text:style-name="T63"><text:tab/>Läßeſt du dieſen l</text:span><text:span text:style-name="T66">o</text:span><text:span text:style-name="T63">s,<text:line-break/></text:span><text:span text:style-name="T135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36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4"/>
      <text:p text:style-name="P44"/>
      <text:p text:style-name="P45"><text:span text:style-name="T136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50"/>
      <text:p text:style-name="P50"/>
      <text:p text:style-name="P52">❦</text:p>
      <text:p text:style-name="P36"/>
      <text:p text:style-name="P36"/>
      <text:p text:style-name="P54">Act: <text:span text:style-name="T137">3</text:span>.</text:p>
      <text:p text:style-name="P36"/>
      <text:p text:style-name="P37"><text:span text:style-name="T137">3</text:span>.1<text:tab/>Recitativ<text:span text:style-name="T138">, Arioso</text:span>: <text:span text:style-name="T137">Sie führen! ach! ſie führen ihn zum Tode<text:tab/>1</text:span><text:span text:style-name="T67"><text:line-break/><text:line-break/></text:span><text:span text:style-name="T137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37"/>
      <text:p text:style-name="P37"/>
      <text:p text:style-name="P46"><text:span text:style-name="T139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46"/>
      <text:p text:style-name="P46"/>
      <text:p text:style-name="P47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47"/>
      <text:p text:style-name="P47"/>
      <text:p text:style-name="P48"><text:span text:style-name="T142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48"/>
      <text:p text:style-name="P48"/>
      <text:p text:style-name="P56">3.5<text:tab/>Recitativ: Seyd mir geſegnet<text:tab/>1<text:span text:style-name="T6"><text:line-break/><text:line-break/></text:span><text:span text:style-name="T143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44">Nicodemus</text:span><text:span text:style-name="T76"><text:tab/>Biſt du hier? </text:span><text:span text:style-name="T79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9">e</text:span><text:span text:style-name="T76">ſt ſeliger als ich.</text:span><text:span text:style-name="T80"><text:line-break/><text:line-break/></text:span><text:span text:style-name="T145">Joseph</text:span><text:span text:style-name="T80"><text:tab/>Hörſt du, Nicodemus, wie ihn Zions Töchter klagen?<text:line-break/><text:tab/>Auch ſie muthiger als wir!<text:line-break/><text:tab/>Mitten unter ſeinen Mördern ſteigt ihr Lied empor.</text:span></text:p>
      <text:p text:style-name="P56"/>
      <text:p text:style-name="P56"/>
      <text:p text:style-name="P57"><text:span text:style-name="T145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81">,</text:span><text:span text:style-name="T6"> weinet ihn,<text:line-break/><text:tab/>weinet, weinet ih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20:17:59.730981470</dc:date>
    <dc:creator>Wolfgang Skala</dc:creator>
    <meta:editing-duration>P6DT23H36M22S</meta:editing-duration>
    <meta:editing-cycles>628</meta:editing-cycles>
    <meta:generator>LibreOffice/4.2.8.2$Linux_X86_64 LibreOffice_project/420m0$Build-2</meta:generator>
    <meta:document-statistic meta:table-count="0" meta:image-count="1" meta:object-count="0" meta:page-count="10" meta:paragraph-count="44" meta:word-count="2027" meta:character-count="12482" meta:non-whitespace-character-count="10214"/>
  </office:meta>
</office:document-meta>
</file>